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Web" style:master-page-name="MP0" style:family="paragraph">
      <style:paragraph-properties fo:break-before="page" fo:margin-top="0in" fo:margin-bottom="0.1041in"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2" style:parent-style-name="StandardWeb" style:family="paragraph">
      <style:paragraph-properties fo:margin-top="0in" fo:margin-bottom="0.1041in"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3" style:parent-style-name="StandardWeb" style:family="paragraph">
      <style:paragraph-properties fo:margin-top="0in" fo:margin-bottom="0.1041in" fo:background-color="#FFFFFF"/>
      <style:text-properties style:font-name="Helvetica" style:font-name-complex="Helvetica" fo:color="#333333" fo:font-size="10.5pt" style:font-size-asian="10.5pt" style:font-size-complex="10.5pt"/>
    </style:style>
    <style:style style:name="P4" style:parent-style-name="Standard" style:family="paragraph">
      <style:paragraph-properties fo:margin-top="0.2083in" fo:margin-bottom="0.1041in" fo:line-height="100%" fo:background-color="#FFFFFF"/>
    </style:style>
    <style:style style:name="T5" style:parent-style-name="Absatz-Standardschriftart" style:family="text">
      <style:text-properties style:font-name="Helvetica" style:font-name-asian="Times New Roman" style:font-name-complex="Helvetica" fo:color="#333333" style:letter-kerning="true" fo:font-size="36pt" style:font-size-asian="36pt" style:font-size-complex="36pt" fo:language="de" fo:country="DE" style:language-asian="de" style:country-asian="DE"/>
    </style:style>
    <style:style style:name="P6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7" style:parent-style-name="Standard" style:family="paragraph">
      <style:paragraph-properties fo:margin-top="0.0694in" fo:margin-bottom="0.0694in" fo:line-height="100%" fo:background-color="#FFFFFF"/>
    </style:style>
    <style:style style:name="T8" style:parent-style-name="Absatz-Standardschriftart" style:family="text">
      <style:text-properties style:font-name="Consolas" style:font-name-asian="Times New Roman" style:font-name-complex="Courier New" fo:color="#C7254E" fo:font-size="9.5pt" style:font-size-asian="9.5pt" style:font-size-complex="9.5pt" fo:background-color="#F9F2F4" fo:language="de" fo:country="DE" style:language-asian="de" style:country-asian="DE"/>
    </style:style>
    <style:style style:name="P9" style:parent-style-name="Standard" style:family="paragraph">
      <style:paragraph-properties fo:margin-top="0.2083in" fo:margin-bottom="0.1041in" fo:line-height="100%" fo:background-color="#FFFFFF"/>
      <style:text-properties style:font-name="Helvetica" style:font-name-asian="Times New Roman" style:font-name-complex="Helvetica" fo:color="#333333" style:letter-kerning="true" fo:font-size="27pt" style:font-size-asian="27pt" style:font-size-complex="27pt" fo:language="de" fo:country="DE" style:language-asian="de" style:country-asian="DE"/>
    </style:style>
    <style:style style:name="P10" style:parent-style-name="Standard" style:family="paragraph">
      <style:paragraph-properties fo:margin-bottom="0.1041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11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12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13" style:parent-style-name="Standard" style:family="paragraph">
      <style:paragraph-properties fo:margin-bottom="0.1041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14" style:parent-style-name="Standard" style:family="paragraph">
      <style:paragraph-properties fo:margin-bottom="0.1041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15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16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17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18" style:parent-style-name="Standard" style:family="paragraph">
      <style:paragraph-properties fo:margin-top="0.0694in" fo:margin-bottom="0.0694in" fo:line-height="100%" fo:background-color="#FFFFFF"/>
    </style:style>
    <style:style style:name="T19" style:parent-style-name="Absatz-Standardschriftart" style:family="text">
      <style:text-properties style:font-name="Consolas" style:font-name-asian="Times New Roman" style:font-name-complex="Courier New" fo:color="#C7254E" fo:font-size="9.5pt" style:font-size-asian="9.5pt" style:font-size-complex="9.5pt" fo:background-color="#F9F2F4" fo:language="de" fo:country="DE" style:language-asian="de" style:country-asian="DE"/>
    </style:style>
    <style:style style:name="P20" style:parent-style-name="Standard" style:family="paragraph">
      <style:paragraph-properties fo:margin-top="0.2083in" fo:margin-bottom="0.1041in" fo:line-height="100%" fo:background-color="#FFFFFF"/>
      <style:text-properties style:font-name="Helvetica" style:font-name-asian="Times New Roman" style:font-name-complex="Helvetica" fo:color="#333333" style:letter-kerning="true" fo:font-size="27pt" style:font-size-asian="27pt" style:font-size-complex="27pt" fo:language="de" fo:country="DE" style:language-asian="de" style:country-asian="DE"/>
    </style:style>
    <style:style style:name="P21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22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23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24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25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26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27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28" style:parent-style-name="Standard" style:family="paragraph">
      <style:paragraph-properties fo:margin-top="0.2083in" fo:margin-bottom="0.1041in" fo:line-height="100%" fo:background-color="#FFFFFF"/>
      <style:text-properties style:font-name="Helvetica" style:font-name-asian="Times New Roman" style:font-name-complex="Helvetica" fo:color="#333333" style:letter-kerning="true" fo:font-size="27pt" style:font-size-asian="27pt" style:font-size-complex="27pt" fo:language="de" fo:country="DE" style:language-asian="de" style:country-asian="DE"/>
    </style:style>
    <style:style style:name="P29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30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31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32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33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34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35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36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37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38" style:parent-style-name="Standard" style:family="paragraph">
      <style:paragraph-properties fo:margin-top="0.2083in" fo:margin-bottom="0.1041in" fo:line-height="100%" fo:background-color="#FFFFFF"/>
      <style:text-properties style:font-name="Helvetica" style:font-name-asian="Times New Roman" style:font-name-complex="Helvetica" fo:color="#333333" style:letter-kerning="true" fo:font-size="27pt" style:font-size-asian="27pt" style:font-size-complex="27pt" fo:language="de" fo:country="DE" style:language-asian="de" style:country-asian="DE"/>
    </style:style>
    <style:style style:name="P39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40" style:parent-style-name="Standard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fo:language="de" fo:country="DE" style:language-asian="de" style:country-asian="DE"/>
    </style:style>
    <style:style style:name="P41" style:parent-style-name="Standard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fo:language="de" fo:country="DE" style:language-asian="de" style:country-asian="DE"/>
    </style:style>
    <style:style style:name="P42" style:parent-style-name="Standard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fo:language="de" fo:country="DE" style:language-asian="de" style:country-asian="DE"/>
    </style:style>
    <style:style style:name="P43" style:parent-style-name="Standard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fo:language="de" fo:country="DE" style:language-asian="de" style:country-asian="DE"/>
    </style:style>
    <style:style style:name="P44" style:parent-style-name="Standard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fo:language="de" fo:country="DE" style:language-asian="de" style:country-asian="DE"/>
    </style:style>
    <style:style style:name="P45" style:parent-style-name="Standard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fo:language="de" fo:country="DE" style:language-asian="de" style:country-asian="DE"/>
    </style:style>
    <style:style style:name="P46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47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48" style:parent-style-name="Standard" style:family="paragraph">
      <style:paragraph-properties fo:margin-bottom="0.1041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49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50" style:parent-style-name="Standard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fo:language="de" fo:country="DE" style:language-asian="de" style:country-asian="DE"/>
    </style:style>
    <style:style style:name="P51" style:parent-style-name="Standard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Helvetica" fo:color="#333333" fo:font-size="10.5pt" style:font-size-asian="10.5pt" style:font-size-complex="10.5pt" fo:language="de" fo:country="DE" style:language-asian="de" style:country-asian="DE"/>
    </style:style>
    <style:style style:name="P52" style:parent-style-name="Standard" style:family="paragraph">
      <style:paragraph-properties fo:margin-top="0.0694in" fo:margin-bottom="0.0694in" fo:line-height="100%" fo:background-color="#FFFFFF"/>
    </style:style>
    <style:style style:name="T53" style:parent-style-name="Absatz-Standardschriftart" style:family="text">
      <style:text-properties style:font-name="Consolas" style:font-name-asian="Times New Roman" style:font-name-complex="Courier New" fo:color="#C7254E" fo:font-size="9.5pt" style:font-size-asian="9.5pt" style:font-size-complex="9.5pt" fo:background-color="#F9F2F4" fo:language="de" fo:country="DE" style:language-asian="de" style:country-asian="DE"/>
    </style:style>
  </office:automatic-styles>
  <office:body>
    <office:text text:use-soft-page-breaks="true">
      <text:p text:style-name="P1">  1 Gprot SE3L 2.Termin                                     1.03.16<text:line-break/>  2<text:line-break/>  3 Aufgabe 1                                               10 punkte<text:line-break/>  4<text:line-break/>  5<text:line-break/>  6 1) Unifikation:<text:line-break/>  7<text:line-break/>  8 a) [A|R] = [7].<text:line-break/>  9 b) a(3 * 7 + 4) = a(A * B).<text:line-break/> 10 c) a(3 * 7 + 4) = a(A + B).<text:line-break/> 11 d) R = float(3.145), B is R/2<text:line-break/> 12 e) false = not(B).<text:line-break/> 13<text:line-break/> 14 2) Was bedeutet Richtungsunabhängigkeit?<text:line-break/> 15 3) Gib ein Prädikat an, welches Richtungsunabhängig ist.<text:line-break/> 16 4) Welche Tests muss man machen, um zu zeigen, dass<text:line-break/> 17 dein Prädikat richtungsunabhängig ist.<text:line-break/> 18<text:line-break/> 19 Bei bestimmten Prädikate gehen die Richtungsunabhängigkeit verloren.<text:line-break/> 20<text:line-break/> 21 Kreuze an               Richtungsunabhängig     nö<text:line-break/> 22 &lt;\2                                                                 x<text:line-break/> 23 !\1                                                                   x<text:line-break/> 24 =\2                                           x<text:line-break/> 25 member\3                                 x<text:line-break/> 26 findall                                                               x<text:line-break/> 27<text:line-break/> 28 Aufgabe 2)                                              10 punkte<text:line-break/> 29 Prädikate: bild(Bild_Nr,Titel,Datenvolumen,Aufnahmedatum,Irgendwas,Tags).<text:line-break/> 30         album(Name,Bilder). Dabei ist Bilder eine Liste aus Bild_Nr!!!<text:line-break/> 31 Bild_Nr war eine Zahl wie 12435<text:line-break/> 32 Titel war ein Atom<text:line-break/> 33 Datenvolumen wurde nie benötigt<text:line-break/> 34 Aufnahmdatum war sowas wie 2014-14-13 (Operator &gt; bzw. &lt; durfte nicht benenutzt werden!)<text:line-break/> 35 Tags war eine Liste von Schlagwörtern wie [urlaub, sommer]<text:line-break/> 36<text:line-break/> 37 Anfragen:<text:line-break/> 38 a) Wie viele Bilder wurden 2015 aufgenommen?<text:line-break/> 39 b) Album wiedergeben, welches nur Bilder von 2015 beinhaltet<text:line-break/> 40 c) Welche Tags kommen nur einmal vor?<text:line-break/> 41 d) ...<text:line-break/> 42 e) ...<text:line-break/> 43 ...<text:line-break/> 44 -&gt; Eines davon war richtig billig<text:line-break/> 45<text:line-break/> 46 Aufgabe 3)<text:line-break/> 47 Hier mussten einige Prädikate konstruiert werden.<text:line-break/> 48 Waren glaube ich 5 Stück.<text:line-break/> 49 Kann mich nicht mehr erinnern.<text:line-break/> 50 Sehr viel findall und member benutzt....<text:line-break/> 51<text:line-break/> 52 Aufgabe 4)                              10 Punkte<text:line-break/> 53 1) Ein Prädikat implementieren, welches die Häufigkeit eines<text:line-break/> 54 Elementes in einer Liste wiedergibt.<text:line-break/> 55 a) naiv rekursiv<text:line-break/> 56 b) endrekursiv<text:line-break/> 57<text:line-break/> 58 2) Ein Prädikat implementieren, welches alle Tags der Bilder<text:line-break/> 59 (von Aufgabe 2) in einer Liste speichert<text:line-break/> 60<text:line-break/> 61 3) Ein Prädikat implmentieren, welches die Anzahl der Tags</text:p>
      <text:p text:style-name="P2"> 62 wiedergibt. Begründe dein Design.<text:line-break/> 63<text:line-break/> 64<text:line-break/> 65<text:line-break/> 66 Aufgabe 5)                                      8 Punkte<text:line-break/> 67<text:line-break/> 68 1) Prädikat sub(Allgemein,Spezifisch).<text:line-break/> 69 sowas wie sub(urlaub,sommerurlaub).<text:line-break/> 70           sub(sommerurlaub,sommerurlaub2015).<text:line-break/> 71<text:line-break/> 72 Implementiere ein prädikat, welches überprüft ob T2<text:line-break/> 73 eine Spezifikation von T1 ist. (Also Transitivität).<text:line-break/> 74 In welchen Inztanzierungsmöglichkeiten ist<text:line-break/> 75 es terminierungssicher.<text:line-break/> 76<text:line-break/> 77 2) Redefiniere member(X,Tags), sodass es auch<text:line-break/> 78 alle unterspezfische Schlagwörter von X<text:line-break/> 79 wiedergibt.<text:line-break/> 80<text:line-break/> 81 3) Redefiniere member(X,Tags), sodass es sowohl<text:line-break/> 82 2 als auch Übergeordnete Schlagwörter von X zurückliefert.<text:line-break/> 83<text:line-break/> 84<text:line-break/> 85<text:line-break/> 86<text:line-break/> 87 Aufgabe 6                                       12 Punkte<text:line-break/> 88 1) Auswerten<text:line-break/> 89<text:line-break/> 90 a) (cons 2 (cons (+ 2 2) (list (- 4 2) 2)))<text:line-break/> 91 b) irgendwas mit map<text:line-break/> 92 c) irgendwas mit filter und negative<text:line-break/> 93 d) irgendwas mit map mit compose, negative, abs und curry!<text:line-break/> 94<text:line-break/> 95 2) Was ist Closure und wieso braucht man das?<text:line-break/> 96<text:line-break/> 97 3) Was macht blubb?</text:p>
      <text:p text:style-name="P3">(define (blubb x y)<text:line-break/>100         (if (null? x)<text:line-break/>101                 #t<text:line-break/>102                 (if (member (car x) y)<text:line-break/>103                         (blubb (cdr x) y)<text:line-break/>104                         #f<text:line-break/>105                 )<text:line-break/>106         )<text:line-break/>107 )<text:line-break/>108<text:line-break/>109 4) Wandle in Prolog um.<text:line-break/>110 5) Unterschied benennen.<text:line-break/>111<text:line-break/>112 --------------------------------------------------------------<text:line-break/>113 Chemie Hörsaal B. Einlass 13:15. Klausuren<text:line-break/>114 lagen auf den Tischen mit Namen. 13:30 - 15:30<text:line-break/>115 Aufsicht: Menzel und Baumann.<text:line-break/>116<text:line-break/>117<text:line-break/>118 Mein Rat: Beschäftigt Euch mit den Anfragen, die<text:line-break/>119 auf Datenbanken beruhen. Man kommt schnell<text:line-break/>120 durcheinander.<text:line-break/>121<text:line-break/>122 Zeitlich konnte man das locker schaff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5">Unifikation</text:span></text:p>
      <text:list text:style-name="LFO1" text:continue-numbering="true">
        <text:list-item>
          <text:p text:style-name="P6">Es waren 6 verschiedene Prolog Eingaben gegeben und es waren die Ausgaben des Systems anzugeben, bspw. true(False) = true(True) =&gt; True = False</text:p>
          <text:list text:continue-numbering="true">
            <text:list-item>
              <text:p text:style-name="P7"><text:span text:style-name="T8">TODO Prolog Ausdrücke ergänzen</text:span></text:p>
            </text:list-item>
          </text:list>
        </text:list-item>
      </text:list>
      <text:p text:style-name="P9">Datenbankanfragen</text:p>
      <text:p text:style-name="P10">es waren die beiden Prädikate:</text:p>
      <text:list text:style-name="LFO2" text:continue-numbering="true">
        <text:list-item>
          <text:p text:style-name="P11">zeitschrift(ID, Titel, Einkaufspreis, Verkaufspreis, Bestellmenge)</text:p>
        </text:list-item>
        <text:list-item>
          <text:p text:style-name="P12">verkauft(ID, Jahr, Woche, VerkaufteExemplare)</text:p>
        </text:list-item>
      </text:list>
      <text:p text:style-name="P13">gegeben.</text:p>
      <text:p text:style-name="P14">Basierend darauf waren die folgenden Anfragen zu stellen:</text:p>
      <text:list text:style-name="LFO3" text:continue-numbering="true">
        <text:list-item>
          <text:p text:style-name="P15">Was kostet Zeitschrift 'X' (der Titel war gegeben)</text:p>
        </text:list-item>
        <text:list-item>
          <text:p text:style-name="P16">In welcher Woche wurden mehr Zeitschriften 'X' als 'Y' verkauft (X und Y sind wieder die Titel)</text:p>
        </text:list-item>
        <text:list-item>
          <text:p text:style-name="P17">Welche Zeitschrift wurde in einer gegebenen Woche am meisten verkauft</text:p>
          <text:list text:continue-numbering="true">
            <text:list-item>
              <text:p text:style-name="P18"><text:span text:style-name="T19">TODO ...gab es noch mehr?</text:span></text:p>
            </text:list-item>
          </text:list>
        </text:list-item>
      </text:list>
      <text:p text:style-name="P20">Prädikate schreiben</text:p>
      <text:list text:style-name="LFO4" text:continue-numbering="true">
        <text:list-item>
          <text:p text:style-name="P21">Es war nach einem Prädikat ertrag_pZ(Titel, Jahr, Woche, Ertrag) gefragt, welches für eine gegebene Woche und Zeitschrift dessen Ertrag ausgibt. Der Ertrag ergibt sich durch (Verkaufspreis-Einkaufspreis) * verkaufteExemplare </text:p>
        </text:list-item>
        <text:list-item>
          <text:p text:style-name="P22">Als Erweiterung war ein Prädikat ertrag(Jahr, Woche, Ertrag) gefordert, welches den Gesamtertrag für alle verkauften Zeitschriften in einer Woche ausgibt.</text:p>
        </text:list-item>
        <text:list-item>
          <text:p text:style-name="P23">Nun wurde ein Prädikat verlangt, welches bei der Anpassung der Bestellmenge hilft, es soll ausgeben, von welchen Zeitschriften in den letzten beiden Wochen weniger als 80% der bestellten Menge verkauft wurden.</text:p>
        </text:list-item>
        <text:list-item>
          <text:p text:style-name="P24">Ein Prädikat ladenhueter schreiben, welches alle Zeitschriften ausgibt, deren Wochenertrag weniger als 1% am Gesamtertrag ausmacht. (Verweis auf die vorher definierten Prädikate ertrag und ertrag_pZ)</text:p>
        </text:list-item>
        <text:list-item>
          <text:p text:style-name="P25">Nun wurde ein Vertragsverlauf gefordert, der für ein gesamtes Jahr die Verkaufszahlen einer gegebenen Zeitschrift in einer Liste ausgibt:</text:p>
          <text:list text:continue-numbering="true">
            <text:list-item>
              <text:p text:style-name="P26">[ [Woche_1, Ertrag_1], ..., [Woche_52, Ertrag_52]]</text:p>
            </text:list-item>
            <text:list-item>
              <text:p text:style-name="P27">Dies in zweifacher Ausführung, einmal ohne Nutzung funktionen höherer Ordnung und einmal mit.</text:p>
            </text:list-item>
          </text:list>
        </text:list-item>
      </text:list>
      <text:p text:style-name="P28">Operatoren</text:p>
      <text:list text:style-name="LFO5" text:continue-numbering="true">
        <text:list-item>
          <text:p text:style-name="P29">Es war gefragt, welche Bedeutung Operatoren in Prolog haben, was ist ihre Funktion, welche Auswirkungen haben sie auf die Syntax und Semantik des Programmes</text:p>
        </text:list-item>
        <text:list-item>
          <text:p text:style-name="P30">Nun waren 3 Operatoren gegeben:</text:p>
          <text:list text:continue-numbering="true">
            <text:list-item>
              <text:p text:style-name="P31">:- op(100, fy, :)</text:p>
            </text:list-item>
            <text:list-item>
              <text:p text:style-name="P32">:- op(90, xfx, &amp;)</text:p>
            </text:list-item>
            <text:list-item>
              <text:p text:style-name="P33">:- op(80, xfy, ?)</text:p>
              <text:list text:continue-numbering="true">
                <text:list-item>
                  <text:p text:style-name="P34">Hier waren nun 3 Beispiele gegeben, bei denen die implizite Klammerung eingezeichnet werden musste:</text:p>
                  <text:list text:continue-numbering="true">
                    <text:list-item>
                      <text:p text:style-name="P35">a ? b &amp; c</text:p>
                    </text:list-item>
                    <text:list-item>
                      <text:p text:style-name="P36">a &amp; b &amp; c</text:p>
                    </text:list-item>
                    <text:list-item>
                      <text:p text:style-name="P37">: a &amp; b</text:p>
                    </text:list-item>
                  </text:list>
                </text:list-item>
              </text:list>
            </text:list-item>
          </text:list>
        </text:list-item>
      </text:list>
      <text:p text:style-name="P38">Scheme</text:p>
      <text:list text:style-name="LFO6" text:continue-numbering="true">
        <text:list-item>
          <text:p text:style-name="P39">Was berechnet die folgende Funktion:</text:p>
        </text:list-item>
      </text:list>
      <text:p text:style-name="P40"><text:s text:c="3"/>(define (berechne x)</text:p>
      <text:p text:style-name="P41"><text:s text:c="5"/>(if (null? x)</text:p>
      <text:p text:style-name="P42"><text:s text:c="7"/>0</text:p>
      <text:p text:style-name="P43"><text:s text:c="7"/>(if (eq? (car x) 0)</text:p>
      <text:p text:style-name="P44"><text:s text:c="9"/>0</text:p>
      <text:p text:style-name="P45"><text:s text:c="9"/>(+ (car x) (berechne (cdr x))))))</text:p>
      <text:list text:style-name="LFO7" text:continue-numbering="true">
        <text:list-item>
          <text:p text:style-name="P46">Äquivalentes Prolog Prädikat schreiben.</text:p>
        </text:list-item>
        <text:list-item>
          <text:p text:style-name="P47">(eventuelle) Unterschiede in den beiden Implementationen diskutieren</text:p>
        </text:list-item>
      </text:list>
      <text:p text:style-name="P48"> </text:p>
      <text:list text:style-name="LFO8" text:continue-numbering="true">
        <text:list-item>
          <text:p text:style-name="P49">Zu was wird dieser Aufruf ausgewertet?</text:p>
        </text:list-item>
      </text:list>
      <text:p text:style-name="P50"><text:s text:c="8"/>(cons (- 4 5) (list (- 6 4) 3))</text:p>
      <text:list text:style-name="LFO9" text:continue-numbering="true">
        <text:list-item>
          <text:p text:style-name="P51">Nun waren 6 verschiedene Scheme Ausdrücke gegeben, bei denen jeweils anzukreuzen war, ob diese zum gleichen Wert auswerten</text:p>
          <text:list text:continue-numbering="true">
            <text:list-item>
              <text:p text:style-name="P52"><text:span text:style-name="T53">TODO einzelne Ausdrücke ergänzen</text:span>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de" fo:country="DE" style:language-asian="de" style:country-asian="DE" fo:hyphenate="false"/>
    </style: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de" fo:country="DE" style:language-asian="de" style:country-asian="DE" fo:hyphenate="false"/>
    </style:style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Hill</meta:initial-creator>
    <dc:creator>Alex Hill</dc:creator>
    <meta:creation-date>2017-03-03T16:41:00Z</meta:creation-date>
    <dc:date>2017-03-03T16:45:00Z</dc:date>
    <meta:template xlink:href="Normal.dotm" xlink:type="simple"/>
    <meta:editing-cycles>2</meta:editing-cycles>
    <meta:editing-duration>PT0S</meta:editing-duration>
    <meta:document-statistic meta:page-count="1" meta:paragraph-count="13" meta:word-count="912" meta:character-count="6651" meta:row-count="47" meta:non-whitespace-character-count="5752"/>
  </office:meta>
</office:document-meta>
</file>